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RASTEGUI PRESENTACION, JENSE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ERASTEGUI PRESENTACION, JENSE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46555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0:02:2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